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text-align="center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4pt" style:text-underline-style="none" fo:font-weight="bold" officeooo:rsid="001eadd7" officeooo:paragraph-rsid="001eadd7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text-align="center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style:text-underline-style="none" fo:font-weight="bold" officeooo:rsid="001eadd7" officeooo:paragraph-rsid="0069837b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text-align="center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1pt" style:text-underline-style="none" fo:font-weight="normal" officeooo:rsid="006bb8f5" officeooo:paragraph-rsid="006bb8f5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text-align="center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style:text-underline-style="none" fo:font-weight="normal" officeooo:rsid="006bb8f5" officeooo:paragraph-rsid="006eea0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text-align="center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style:text-underline-style="none" fo:font-weight="normal" officeooo:rsid="006bb8f5" officeooo:paragraph-rsid="006bb8f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c12de" officeooo:paragraph-rsid="001c12de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fo:font-size="12pt" officeooo:paragraph-rsid="001c12de" style:font-size-asian="12pt" style:font-size-complex="12pt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officeooo:rsid="00274210" officeooo:paragraph-rsid="001c12de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fo:font-size="12pt" officeooo:paragraph-rsid="0199dec9" style:font-size-asian="12pt" style:font-size-complex="12pt"/>
    </style:style>
    <style:style style:name="P10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17d6a6" officeooo:paragraph-rsid="0199dec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0f31ad" officeooo:paragraph-rsid="0199dec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17d6a6" officeooo:paragraph-rsid="02e613c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17d6a6" officeooo:paragraph-rsid="029abd4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17d6a6" officeooo:paragraph-rsid="02e64a7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217d6a6" officeooo:paragraph-rsid="0295d75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officeooo:rsid="00274210" officeooo:paragraph-rsid="0217d6a6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bold" officeooo:rsid="00686d38" officeooo:paragraph-rsid="00920ff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0a21e96" officeooo:paragraph-rsid="00920f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0aac4ff" officeooo:paragraph-rsid="00aac4f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fo:font-size="12pt" officeooo:paragraph-rsid="00c09929" style:font-size-asian="12pt" style:font-size-complex="12pt"/>
    </style:style>
    <style:style style:name="P21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" fo:font-size="12pt" fo:font-style="normal" fo:font-weight="normal" officeooo:rsid="00e3de73" officeooo:paragraph-rsid="00c0992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fo:font-size="12pt" officeooo:paragraph-rsid="011b54fe" style:font-size-asian="12pt" style:font-size-complex="12pt"/>
    </style:style>
    <style:style style:name="P23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style:font-name="Times New Roman1" fo:font-size="12pt" fo:font-style="normal" fo:font-weight="normal" officeooo:paragraph-rsid="01154fa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.4925in" fo:text-align="justify" style:justify-single-word="false" fo:text-indent="0in" style:auto-text-indent="false" style:writing-mode="lr-tb">
        <style:tab-stops>
          <style:tab-stop style:position="2.552in"/>
        </style:tab-stops>
      </style:paragraph-properties>
      <style:text-properties fo:font-size="12pt" officeooo:paragraph-rsid="0135c749" style:font-size-asian="12pt" style:font-size-complex="12pt"/>
    </style:style>
    <style:style style:name="T1" style:family="text">
      <style:text-properties officeooo:rsid="0024f6eb"/>
    </style:style>
    <style:style style:name="T2" style:family="text">
      <style:text-properties officeooo:rsid="002623d7"/>
    </style:style>
    <style:style style:name="T3" style:family="text">
      <style:text-properties officeooo:rsid="002b40be"/>
    </style:style>
    <style:style style:name="T4" style:family="text">
      <style:text-properties officeooo:rsid="030016c6"/>
    </style:style>
    <style:style style:name="T5" style:family="text">
      <style:text-properties officeooo:rsid="00686d38"/>
    </style:style>
    <style:style style:name="T6" style:family="text">
      <style:text-properties officeooo:rsid="00331ed6"/>
    </style:style>
    <style:style style:name="T7" style:family="text">
      <style:text-properties officeooo:rsid="002dd123"/>
    </style:style>
    <style:style style:name="T8" style:family="text">
      <style:text-properties officeooo:rsid="00316d89"/>
    </style:style>
    <style:style style:name="T9" style:family="text">
      <style:text-properties officeooo:rsid="002c1e9c"/>
    </style:style>
    <style:style style:name="T10" style:family="text">
      <style:text-properties officeooo:rsid="030705c4"/>
    </style:style>
    <style:style style:name="T11" style:family="text">
      <style:text-properties officeooo:rsid="013a396e"/>
    </style:style>
    <style:style style:name="T12" style:family="text">
      <style:text-properties officeooo:rsid="013c2aa6"/>
    </style:style>
    <style:style style:name="T13" style:family="text">
      <style:text-properties officeooo:rsid="013c5e32"/>
    </style:style>
    <style:style style:name="T14" style:family="text">
      <style:text-properties officeooo:rsid="013a99ee"/>
    </style:style>
    <style:style style:name="T15" style:family="text">
      <style:text-properties style:font-name="Times New Roman" fo:font-style="normal" style:text-underline-style="none" fo:font-weight="bold" officeooo:rsid="001c12de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tyle="normal" style:text-underline-style="none" fo:font-weight="normal" officeooo:rsid="00274210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style:text-underline-style="none" fo:font-weight="normal" officeooo:rsid="00366f96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style:text-underline-style="none" fo:font-weight="normal" officeooo:rsid="0036c4d9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style:text-underline-style="none" fo:font-weight="normal" officeooo:rsid="00377a8c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style:text-underline-style="none" fo:font-weight="normal" officeooo:rsid="0038dc49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style:text-underline-style="none" fo:font-weight="normal" officeooo:rsid="003e6ec5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style:text-underline-style="none" fo:font-weight="normal" officeooo:rsid="00400b5e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style:text-underline-style="none" fo:font-weight="normal" officeooo:rsid="014f490c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style:text-underline-style="none" fo:font-weight="normal" officeooo:rsid="0042a6dd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style:text-underline-style="none" fo:font-weight="normal" officeooo:rsid="031501d7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tyle="normal" style:text-underline-style="none" fo:font-weight="normal" officeooo:rsid="0041866e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normal" style:text-underline-style="none" fo:font-weight="normal" officeooo:rsid="0045ac9e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tyle="normal" style:text-underline-style="none" fo:font-weight="normal" officeooo:rsid="0043081f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tyle="normal" style:text-underline-style="none" fo:font-weight="normal" officeooo:rsid="004323ba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tyle="normal" style:text-underline-style="none" fo:font-weight="normal" officeooo:rsid="0044f5e8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tyle="normal" style:text-underline-style="none" fo:font-weight="normal" officeooo:rsid="0318c1a8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tyle="normal" style:text-underline-style="none" fo:font-weight="normal" officeooo:rsid="0318eb82" style:font-style-asian="normal" style:font-weight-asian="normal" style:font-style-complex="normal" style:font-weight-complex="normal"/>
    </style:style>
    <style:style style:name="T33" style:family="text">
      <style:text-properties style:font-name="Times New Roman" fo:font-style="normal" style:text-underline-style="none" fo:font-weight="normal" officeooo:rsid="032316de" style:font-style-asian="normal" style:font-weight-asian="normal" style:font-style-complex="normal" style:font-weight-complex="normal"/>
    </style:style>
    <style:style style:name="T34" style:family="text">
      <style:text-properties style:font-name="Times New Roman" fo:font-style="italic" style:text-underline-style="none" fo:font-weight="normal" officeooo:rsid="00274210" style:font-style-asian="italic" style:font-weight-asian="normal" style:font-style-complex="italic" style:font-weight-complex="normal"/>
    </style:style>
    <style:style style:name="T35" style:family="text">
      <style:text-properties style:font-name="Times New Roman" fo:font-style="normal" style:text-underline-style="none" fo:font-weight="normal" officeooo:rsid="00360bb9" style:font-style-asian="normal" style:font-weight-asian="normal" style:font-style-complex="normal" style:font-weight-complex="normal"/>
    </style:style>
    <style:style style:name="T36" style:family="text">
      <style:text-properties style:font-name="Times New Roman" officeooo:rsid="00274210"/>
    </style:style>
    <style:style style:name="T37" style:family="text">
      <style:text-properties style:font-name="Times New Roman" officeooo:rsid="00360bb9"/>
    </style:style>
    <style:style style:name="T38" style:family="text">
      <style:text-properties style:font-name="Times New Roman" officeooo:rsid="032706ed"/>
    </style:style>
    <style:style style:name="T39" style:family="text">
      <style:text-properties style:font-name="Times New Roman" officeooo:rsid="0336feb3"/>
    </style:style>
    <style:style style:name="T40" style:family="text">
      <style:text-properties style:font-name="Times New Roman" officeooo:rsid="00474fc2"/>
    </style:style>
    <style:style style:name="T41" style:family="text">
      <style:text-properties style:font-name="Times New Roman" officeooo:rsid="00490b51"/>
    </style:style>
    <style:style style:name="T42" style:family="text">
      <style:text-properties style:font-name="Times New Roman" fo:font-style="italic" officeooo:rsid="00274210" style:font-style-asian="italic" style:font-style-complex="italic"/>
    </style:style>
    <style:style style:name="T43" style:family="text">
      <style:text-properties style:font-name="Times New Roman" fo:font-style="italic" officeooo:rsid="0055f671" style:font-style-asian="italic" style:font-style-complex="italic"/>
    </style:style>
    <style:style style:name="T44" style:family="text">
      <style:text-properties style:font-name="Times New Roman" fo:font-style="normal" officeooo:rsid="00274210" style:font-style-asian="normal" style:font-style-complex="normal"/>
    </style:style>
    <style:style style:name="T45" style:family="text">
      <style:text-properties style:font-name="Times New Roman" fo:font-style="normal" officeooo:rsid="004d10bd" style:font-style-asian="normal" style:font-style-complex="normal"/>
    </style:style>
    <style:style style:name="T46" style:family="text">
      <style:text-properties style:font-name="Times New Roman" fo:font-style="normal" officeooo:rsid="008197eb" style:font-style-asian="normal" style:font-style-complex="normal"/>
    </style:style>
    <style:style style:name="T47" style:family="text">
      <style:text-properties style:font-name="Times New Roman" fo:font-style="normal" officeooo:rsid="004f72d8" style:font-style-asian="normal" style:font-style-complex="normal"/>
    </style:style>
    <style:style style:name="T48" style:family="text">
      <style:text-properties style:font-name="Times New Roman" fo:font-style="normal" officeooo:rsid="00510307" style:font-style-asian="normal" style:font-style-complex="normal"/>
    </style:style>
    <style:style style:name="T49" style:family="text">
      <style:text-properties style:font-name="Times New Roman" fo:font-style="normal" officeooo:rsid="00530d7b" style:font-style-asian="normal" style:font-style-complex="normal"/>
    </style:style>
    <style:style style:name="T50" style:family="text">
      <style:text-properties style:font-name="Times New Roman" fo:font-style="normal" officeooo:rsid="00532ac3" style:font-style-asian="normal" style:font-style-complex="normal"/>
    </style:style>
    <style:style style:name="T51" style:family="text">
      <style:text-properties style:font-name="Times New Roman" fo:font-style="normal" officeooo:rsid="00534837" style:font-style-asian="normal" style:font-style-complex="normal"/>
    </style:style>
    <style:style style:name="T52" style:family="text">
      <style:text-properties style:font-name="Times New Roman" fo:font-style="normal" officeooo:rsid="0054fd22" style:font-style-asian="normal" style:font-style-complex="normal"/>
    </style:style>
    <style:style style:name="T53" style:family="text">
      <style:text-properties style:font-name="Times New Roman" fo:font-style="italic" officeooo:rsid="005847e3" style:font-style-asian="italic" style:font-style-complex="italic"/>
    </style:style>
    <style:style style:name="T54" style:family="text">
      <style:text-properties style:font-name="Times New Roman" fo:font-style="italic" officeooo:rsid="0057321b" style:font-style-asian="italic" style:font-style-complex="italic"/>
    </style:style>
    <style:style style:name="T55" style:family="text">
      <style:text-properties style:font-name="Times New Roman" fo:font-style="italic" officeooo:rsid="0054fd22" style:font-style-asian="italic" style:font-style-complex="italic"/>
    </style:style>
    <style:style style:name="T56" style:family="text">
      <style:text-properties style:font-name="Times New Roman" fo:font-style="normal" officeooo:rsid="00594ecc" style:font-style-asian="normal" style:font-style-complex="normal"/>
    </style:style>
    <style:style style:name="T57" style:family="text">
      <style:text-properties style:font-name="Times New Roman" fo:font-style="normal" officeooo:rsid="005a8b16" style:font-style-asian="normal" style:font-style-complex="normal"/>
    </style:style>
    <style:style style:name="T58" style:family="text">
      <style:text-properties style:font-name="Times New Roman" fo:font-style="normal" officeooo:rsid="005ac773" style:font-style-asian="normal" style:font-style-complex="normal"/>
    </style:style>
    <style:style style:name="T59" style:family="text">
      <style:text-properties style:font-name="Times New Roman" fo:font-style="normal" officeooo:rsid="005bdf1c" style:font-style-asian="normal" style:font-style-complex="normal"/>
    </style:style>
    <style:style style:name="T60" style:family="text">
      <style:text-properties style:font-name="Times New Roman" fo:font-style="normal" officeooo:rsid="005fb653" style:font-style-asian="normal" style:font-style-complex="normal"/>
    </style:style>
    <style:style style:name="T61" style:family="text">
      <style:text-properties style:font-name="Times New Roman" fo:font-style="normal" officeooo:rsid="0060db0b" style:font-style-asian="normal" style:font-style-complex="normal"/>
    </style:style>
    <style:style style:name="T62" style:family="text">
      <style:text-properties style:font-name="Times New Roman" fo:font-style="normal" officeooo:rsid="0060eeea" style:font-style-asian="normal" style:font-style-complex="normal"/>
    </style:style>
    <style:style style:name="T63" style:family="text">
      <style:text-properties style:font-name="Times New Roman" fo:font-style="normal" officeooo:rsid="0061490d" style:font-style-asian="normal" style:font-style-complex="normal"/>
    </style:style>
    <style:style style:name="T64" style:family="text">
      <style:text-properties style:font-name="Times New Roman" fo:font-style="normal" fo:font-weight="bold" officeooo:rsid="0199dec9" style:font-style-asian="normal" style:font-weight-asian="bold" style:font-style-complex="normal" style:font-weight-complex="bold"/>
    </style:style>
    <style:style style:name="T65" style:family="text">
      <style:text-properties style:font-name="Times New Roman" fo:font-style="normal" fo:font-weight="normal" officeooo:rsid="0199dec9" style:font-style-asian="normal" style:font-weight-asian="normal" style:font-style-complex="normal" style:font-weight-complex="normal"/>
    </style:style>
    <style:style style:name="T66" style:family="text">
      <style:text-properties style:font-name="Times New Roman" fo:font-style="normal" fo:font-weight="normal" officeooo:rsid="01f61d3e" style:font-style-asian="normal" style:font-weight-asian="normal" style:font-style-complex="normal" style:font-weight-complex="normal"/>
    </style:style>
    <style:style style:name="T67" style:family="text">
      <style:text-properties style:font-name="Times New Roman" fo:font-style="normal" fo:font-weight="normal" officeooo:rsid="01f72f91" style:font-style-asian="normal" style:font-weight-asian="normal" style:font-style-complex="normal" style:font-weight-complex="normal"/>
    </style:style>
    <style:style style:name="T68" style:family="text">
      <style:text-properties style:font-name="Times New Roman" fo:font-style="normal" fo:font-weight="normal" officeooo:rsid="01fa0d08" style:font-style-asian="normal" style:font-weight-asian="normal" style:font-style-complex="normal" style:font-weight-complex="normal"/>
    </style:style>
    <style:style style:name="T69" style:family="text">
      <style:text-properties style:font-name="Times New Roman" fo:font-style="normal" fo:font-weight="normal" officeooo:rsid="01fec6f7" style:font-style-asian="normal" style:font-weight-asian="normal" style:font-style-complex="normal" style:font-weight-complex="normal"/>
    </style:style>
    <style:style style:name="T70" style:family="text">
      <style:text-properties style:font-name="Times New Roman" fo:font-style="normal" fo:font-weight="normal" officeooo:rsid="01fbf5c5" style:font-style-asian="normal" style:font-weight-asian="normal" style:font-style-complex="normal" style:font-weight-complex="normal"/>
    </style:style>
    <style:style style:name="T71" style:family="text">
      <style:text-properties style:font-name="Times New Roman" fo:font-style="normal" fo:font-weight="normal" officeooo:rsid="01ff5f3d" style:font-style-asian="normal" style:font-weight-asian="normal" style:font-style-complex="normal" style:font-weight-complex="normal"/>
    </style:style>
    <style:style style:name="T72" style:family="text">
      <style:text-properties style:font-name="Times New Roman" fo:font-style="normal" fo:font-weight="normal" officeooo:rsid="02035def" style:font-style-asian="normal" style:font-weight-asian="normal" style:font-style-complex="normal" style:font-weight-complex="normal"/>
    </style:style>
    <style:style style:name="T73" style:family="text">
      <style:text-properties style:font-name="Times New Roman" fo:font-style="normal" fo:font-weight="normal" officeooo:rsid="0200d35f" style:font-style-asian="normal" style:font-weight-asian="normal" style:font-style-complex="normal" style:font-weight-complex="normal"/>
    </style:style>
    <style:style style:name="T74" style:family="text">
      <style:text-properties style:font-name="Times New Roman" fo:font-style="normal" fo:font-weight="normal" officeooo:rsid="0206a131" style:font-style-asian="normal" style:font-weight-asian="normal" style:font-style-complex="normal" style:font-weight-complex="normal"/>
    </style:style>
    <style:style style:name="T75" style:family="text">
      <style:text-properties style:font-name="Times New Roman" fo:font-style="normal" fo:font-weight="normal" officeooo:rsid="0207bb0f" style:font-style-asian="normal" style:font-weight-asian="normal" style:font-style-complex="normal" style:font-weight-complex="normal"/>
    </style:style>
    <style:style style:name="T76" style:family="text">
      <style:text-properties style:font-name="Times New Roman" fo:font-style="normal" fo:font-weight="normal" officeooo:rsid="020f31ad" style:font-style-asian="normal" style:font-weight-asian="normal" style:font-style-complex="normal" style:font-weight-complex="normal"/>
    </style:style>
    <style:style style:name="T77" style:family="text">
      <style:text-properties style:font-name="Times New Roman" fo:font-style="normal" fo:font-weight="normal" officeooo:rsid="02123cd7" style:font-style-asian="normal" style:font-weight-asian="normal" style:font-style-complex="normal" style:font-weight-complex="normal"/>
    </style:style>
    <style:style style:name="T78" style:family="text">
      <style:text-properties style:font-name="Times New Roman" fo:font-style="normal" fo:font-weight="normal" officeooo:rsid="0213d309" style:font-style-asian="normal" style:font-weight-asian="normal" style:font-style-complex="normal" style:font-weight-complex="normal"/>
    </style:style>
    <style:style style:name="T79" style:family="text">
      <style:text-properties style:font-name="Times New Roman" fo:font-style="normal" fo:font-weight="normal" officeooo:rsid="0215dd00" style:font-style-asian="normal" style:font-weight-asian="normal" style:font-style-complex="normal" style:font-weight-complex="normal"/>
    </style:style>
    <style:style style:name="T80" style:family="text">
      <style:text-properties style:font-name="Times New Roman" fo:font-style="normal" fo:font-weight="normal" officeooo:rsid="0213e21c" style:font-style-asian="normal" style:font-weight-asian="normal" style:font-style-complex="normal" style:font-weight-complex="normal"/>
    </style:style>
    <style:style style:name="T81" style:family="text">
      <style:text-properties officeooo:rsid="02256975"/>
    </style:style>
    <style:style style:name="T82" style:family="text">
      <style:text-properties officeooo:rsid="023e3702"/>
    </style:style>
    <style:style style:name="T83" style:family="text">
      <style:text-properties officeooo:rsid="02398191"/>
    </style:style>
    <style:style style:name="T84" style:family="text">
      <style:text-properties officeooo:rsid="023b2874"/>
    </style:style>
    <style:style style:name="T85" style:family="text">
      <style:text-properties officeooo:rsid="02427e62"/>
    </style:style>
    <style:style style:name="T86" style:family="text">
      <style:text-properties fo:font-style="italic" officeooo:rsid="023b2874" style:font-style-asian="italic" style:font-style-complex="italic"/>
    </style:style>
    <style:style style:name="T87" style:family="text">
      <style:text-properties officeooo:rsid="024f6901"/>
    </style:style>
    <style:style style:name="T88" style:family="text">
      <style:text-properties officeooo:rsid="0250ac90"/>
    </style:style>
    <style:style style:name="T89" style:family="text">
      <style:text-properties officeooo:rsid="02583dc3"/>
    </style:style>
    <style:style style:name="T90" style:family="text">
      <style:text-properties officeooo:rsid="0259e810"/>
    </style:style>
    <style:style style:name="T91" style:family="text">
      <style:text-properties fo:font-style="italic" officeooo:rsid="0250ac90" style:font-style-asian="italic" style:font-style-complex="italic"/>
    </style:style>
    <style:style style:name="T92" style:family="text">
      <style:text-properties officeooo:rsid="02d2965e"/>
    </style:style>
    <style:style style:name="T93" style:family="text">
      <style:text-properties officeooo:rsid="02d44743"/>
    </style:style>
    <style:style style:name="T94" style:family="text">
      <style:text-properties officeooo:rsid="02cdc77a"/>
    </style:style>
    <style:style style:name="T95" style:family="text">
      <style:text-properties officeooo:rsid="02d37fd1"/>
    </style:style>
    <style:style style:name="T96" style:family="text">
      <style:text-properties officeooo:rsid="02d6d2ce"/>
    </style:style>
    <style:style style:name="T97" style:family="text">
      <style:text-properties officeooo:rsid="0295d756"/>
    </style:style>
    <style:style style:name="T98" style:family="text">
      <style:text-properties officeooo:rsid="02965be1"/>
    </style:style>
    <style:style style:name="T99" style:family="text">
      <style:text-properties officeooo:rsid="02a24575"/>
    </style:style>
    <style:style style:name="T100" style:family="text">
      <style:text-properties officeooo:rsid="0220b62d"/>
    </style:style>
    <style:style style:name="T101" style:family="text">
      <style:text-properties officeooo:rsid="02c86ab0"/>
    </style:style>
    <style:style style:name="T102" style:family="text">
      <style:text-properties officeooo:rsid="02c40a03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5129f2" style:font-weight-asian="normal" style:font-weight-complex="normal"/>
    </style:style>
    <style:style style:name="T105" style:family="text">
      <style:text-properties fo:font-weight="normal" officeooo:rsid="0083280b" style:font-weight-asian="normal" style:font-weight-complex="normal"/>
    </style:style>
    <style:style style:name="T106" style:family="text">
      <style:text-properties fo:font-weight="normal" officeooo:rsid="00859666" style:font-weight-asian="normal" style:font-weight-complex="normal"/>
    </style:style>
    <style:style style:name="T107" style:family="text">
      <style:text-properties fo:font-weight="normal" officeooo:rsid="0152801c" style:font-weight-asian="normal" style:font-weight-complex="normal"/>
    </style:style>
    <style:style style:name="T108" style:family="text">
      <style:text-properties fo:font-weight="normal" officeooo:rsid="0152a064" style:font-weight-asian="normal" style:font-weight-complex="normal"/>
    </style:style>
    <style:style style:name="T109" style:family="text">
      <style:text-properties fo:font-weight="normal" officeooo:rsid="015628a6" style:font-weight-asian="normal" style:font-weight-complex="normal"/>
    </style:style>
    <style:style style:name="T110" style:family="text">
      <style:text-properties fo:font-weight="normal" officeooo:rsid="0160715d" style:font-weight-asian="normal" style:font-weight-complex="normal"/>
    </style:style>
    <style:style style:name="T111" style:family="text">
      <style:text-properties fo:font-weight="normal" officeooo:rsid="008764fb" style:font-weight-asian="normal" style:font-weight-complex="normal"/>
    </style:style>
    <style:style style:name="T112" style:family="text">
      <style:text-properties fo:font-weight="normal" officeooo:rsid="008a2ddc" style:font-weight-asian="normal" style:font-weight-complex="normal"/>
    </style:style>
    <style:style style:name="T113" style:family="text">
      <style:text-properties fo:font-weight="normal" officeooo:rsid="0090c50a" style:font-weight-asian="normal" style:font-weight-complex="normal"/>
    </style:style>
    <style:style style:name="T114" style:family="text">
      <style:text-properties fo:font-weight="normal" officeooo:rsid="008e633e" style:font-weight-asian="normal" style:font-weight-complex="normal"/>
    </style:style>
    <style:style style:name="T115" style:family="text">
      <style:text-properties fo:font-weight="normal" officeooo:rsid="008950c8" style:font-weight-asian="normal" style:font-weight-complex="normal"/>
    </style:style>
    <style:style style:name="T116" style:family="text">
      <style:text-properties fo:font-weight="normal" officeooo:rsid="008ac591" style:font-weight-asian="normal" style:font-weight-complex="normal"/>
    </style:style>
    <style:style style:name="T117" style:family="text">
      <style:text-properties fo:font-weight="normal" officeooo:rsid="008ba16b" style:font-weight-asian="normal" style:font-weight-complex="normal"/>
    </style:style>
    <style:style style:name="T118" style:family="text">
      <style:text-properties fo:font-weight="normal" officeooo:rsid="0093065d" style:font-weight-asian="normal" style:font-weight-complex="normal"/>
    </style:style>
    <style:style style:name="T119" style:family="text">
      <style:text-properties fo:font-weight="normal" officeooo:rsid="0093efdc" style:font-weight-asian="normal" style:font-weight-complex="normal"/>
    </style:style>
    <style:style style:name="T120" style:family="text">
      <style:text-properties fo:font-weight="normal" officeooo:rsid="009660ea" style:font-weight-asian="normal" style:font-weight-complex="normal"/>
    </style:style>
    <style:style style:name="T121" style:family="text">
      <style:text-properties fo:font-weight="normal" officeooo:rsid="0097d25f" style:font-weight-asian="normal" style:font-weight-complex="normal"/>
    </style:style>
    <style:style style:name="T122" style:family="text">
      <style:text-properties fo:font-weight="normal" officeooo:rsid="009938c8" style:font-weight-asian="normal" style:font-weight-complex="normal"/>
    </style:style>
    <style:style style:name="T123" style:family="text">
      <style:text-properties fo:font-weight="normal" officeooo:rsid="0099fec4" style:font-weight-asian="normal" style:font-weight-complex="normal"/>
    </style:style>
    <style:style style:name="T124" style:family="text">
      <style:text-properties fo:font-weight="normal" officeooo:rsid="009d69a9" style:font-weight-asian="normal" style:font-weight-complex="normal"/>
    </style:style>
    <style:style style:name="T125" style:family="text">
      <style:text-properties fo:font-weight="normal" officeooo:rsid="00a5ce22" style:font-weight-asian="normal" style:font-weight-complex="normal"/>
    </style:style>
    <style:style style:name="T126" style:family="text">
      <style:text-properties fo:font-weight="normal" officeooo:rsid="0167d6b6" style:font-weight-asian="normal" style:font-weight-complex="normal"/>
    </style:style>
    <style:style style:name="T127" style:family="text">
      <style:text-properties fo:font-weight="normal" officeooo:rsid="0168c98b" style:font-weight-asian="normal" style:font-weight-complex="normal"/>
    </style:style>
    <style:style style:name="T128" style:family="text">
      <style:text-properties fo:font-weight="normal" officeooo:rsid="016b4583" style:font-weight-asian="normal" style:font-weight-complex="normal"/>
    </style:style>
    <style:style style:name="T129" style:family="text">
      <style:text-properties fo:font-weight="normal" officeooo:rsid="00a21e96" style:font-weight-asian="normal" style:font-weight-complex="normal"/>
    </style:style>
    <style:style style:name="T130" style:family="text">
      <style:text-properties fo:font-weight="normal" officeooo:rsid="016f0a54" style:font-weight-asian="normal" style:font-weight-complex="normal"/>
    </style:style>
    <style:style style:name="T131" style:family="text">
      <style:text-properties officeooo:rsid="00ace0c7"/>
    </style:style>
    <style:style style:name="T132" style:family="text">
      <style:text-properties officeooo:rsid="00ae3c31"/>
    </style:style>
    <style:style style:name="T133" style:family="text">
      <style:text-properties officeooo:rsid="00af8f6c"/>
    </style:style>
    <style:style style:name="T134" style:family="text">
      <style:text-properties officeooo:rsid="00afc486"/>
    </style:style>
    <style:style style:name="T135" style:family="text">
      <style:text-properties officeooo:rsid="00ae4ee2"/>
    </style:style>
    <style:style style:name="T136" style:family="text">
      <style:text-properties officeooo:rsid="00ba9576"/>
    </style:style>
    <style:style style:name="T137" style:family="text">
      <style:text-properties officeooo:rsid="00bb2d24"/>
    </style:style>
    <style:style style:name="T138" style:family="text">
      <style:text-properties officeooo:rsid="00bcb735"/>
    </style:style>
    <style:style style:name="T139" style:family="text">
      <style:text-properties officeooo:rsid="00bddfdb"/>
    </style:style>
    <style:style style:name="T140" style:family="text">
      <style:text-properties officeooo:rsid="00c16501"/>
    </style:style>
    <style:style style:name="T141" style:family="text">
      <style:text-properties style:font-name="Times New Roman" fo:font-style="normal" fo:font-weight="normal" officeooo:rsid="00aac4ff" style:font-style-asian="normal" style:font-weight-asian="normal" style:font-style-complex="normal" style:font-weight-complex="normal"/>
    </style:style>
    <style:style style:name="T142" style:family="text">
      <style:text-properties style:font-name="Times New Roman" fo:font-style="normal" fo:font-weight="normal" officeooo:rsid="00c09929" style:font-style-asian="normal" style:font-weight-asian="normal" style:font-style-complex="normal" style:font-weight-complex="normal"/>
    </style:style>
    <style:style style:name="T143" style:family="text">
      <style:text-properties style:font-name="Times New Roman" fo:font-style="normal" fo:font-weight="normal" officeooo:rsid="00c3e539" style:font-style-asian="normal" style:font-weight-asian="normal" style:font-style-complex="normal" style:font-weight-complex="normal"/>
    </style:style>
    <style:style style:name="T144" style:family="text">
      <style:text-properties style:font-name="Times New Roman" fo:font-style="normal" fo:font-weight="normal" officeooo:rsid="00ca04a1" style:font-style-asian="normal" style:font-weight-asian="normal" style:font-style-complex="normal" style:font-weight-complex="normal"/>
    </style:style>
    <style:style style:name="T145" style:family="text">
      <style:text-properties style:font-name="Times New Roman" fo:font-style="normal" fo:font-weight="normal" officeooo:rsid="00c7a67b" style:font-style-asian="normal" style:font-weight-asian="normal" style:font-style-complex="normal" style:font-weight-complex="normal"/>
    </style:style>
    <style:style style:name="T146" style:family="text">
      <style:text-properties style:font-name="Times New Roman" fo:font-style="normal" fo:font-weight="normal" officeooo:rsid="00caf5eb" style:font-style-asian="normal" style:font-weight-asian="normal" style:font-style-complex="normal" style:font-weight-complex="normal"/>
    </style:style>
    <style:style style:name="T147" style:family="text">
      <style:text-properties style:font-name="Times New Roman" fo:font-style="normal" fo:font-weight="normal" officeooo:rsid="00cecc80" style:font-style-asian="normal" style:font-weight-asian="normal" style:font-style-complex="normal" style:font-weight-complex="normal"/>
    </style:style>
    <style:style style:name="T148" style:family="text">
      <style:text-properties style:font-name="Times New Roman" fo:font-style="normal" fo:font-weight="normal" officeooo:rsid="00d7293b" style:font-style-asian="normal" style:font-weight-asian="normal" style:font-style-complex="normal" style:font-weight-complex="normal"/>
    </style:style>
    <style:style style:name="T149" style:family="text">
      <style:text-properties style:font-name="Times New Roman" fo:font-style="normal" fo:font-weight="normal" officeooo:rsid="00d90500" style:font-style-asian="normal" style:font-weight-asian="normal" style:font-style-complex="normal" style:font-weight-complex="normal"/>
    </style:style>
    <style:style style:name="T150" style:family="text">
      <style:text-properties style:font-name="Times New Roman" fo:font-style="normal" fo:font-weight="normal" officeooo:rsid="00da90f7" style:font-style-asian="normal" style:font-weight-asian="normal" style:font-style-complex="normal" style:font-weight-complex="normal"/>
    </style:style>
    <style:style style:name="T151" style:family="text">
      <style:text-properties style:font-name="Times New Roman" fo:font-style="normal" fo:font-weight="normal" officeooo:rsid="00e2a8e1" style:font-style-asian="normal" style:font-weight-asian="normal" style:font-style-complex="normal" style:font-weight-complex="normal"/>
    </style:style>
    <style:style style:name="T152" style:family="text">
      <style:text-properties style:font-name="Times New Roman" fo:font-style="normal" fo:font-weight="normal" officeooo:rsid="00e34d2a" style:font-style-asian="normal" style:font-weight-asian="normal" style:font-style-complex="normal" style:font-weight-complex="normal"/>
    </style:style>
    <style:style style:name="T153" style:family="text">
      <style:text-properties style:font-name="Times New Roman" fo:font-style="normal" fo:font-weight="normal" officeooo:rsid="00e3c528" style:font-style-asian="normal" style:font-weight-asian="normal" style:font-style-complex="normal" style:font-weight-complex="normal"/>
    </style:style>
    <style:style style:name="T154" style:family="text">
      <style:text-properties style:font-name="Times New Roman" fo:font-style="normal" fo:font-weight="normal" officeooo:rsid="00e3de73" style:font-style-asian="normal" style:font-weight-asian="normal" style:font-style-complex="normal" style:font-weight-complex="normal"/>
    </style:style>
    <style:style style:name="T155" style:family="text">
      <style:text-properties style:font-name="Times New Roman" fo:font-style="normal" fo:font-weight="normal" officeooo:rsid="00e602ed" style:font-style-asian="normal" style:font-weight-asian="normal" style:font-style-complex="normal" style:font-weight-complex="normal"/>
    </style:style>
    <style:style style:name="T156" style:family="text">
      <style:text-properties style:font-name="Times New Roman" fo:font-style="normal" fo:font-weight="normal" officeooo:rsid="00ed9e62" style:font-style-asian="normal" style:font-weight-asian="normal" style:font-style-complex="normal" style:font-weight-complex="normal"/>
    </style:style>
    <style:style style:name="T157" style:family="text">
      <style:text-properties style:font-name="Times New Roman" fo:font-style="normal" fo:font-weight="normal" officeooo:rsid="00ef9179" style:font-style-asian="normal" style:font-weight-asian="normal" style:font-style-complex="normal" style:font-weight-complex="normal"/>
    </style:style>
    <style:style style:name="T158" style:family="text">
      <style:text-properties style:font-name="Times New Roman" fo:font-style="normal" fo:font-weight="normal" officeooo:rsid="00f261d4" style:font-style-asian="normal" style:font-weight-asian="normal" style:font-style-complex="normal" style:font-weight-complex="normal"/>
    </style:style>
    <style:style style:name="T159" style:family="text">
      <style:text-properties style:font-name="Times New Roman" fo:font-style="normal" fo:font-weight="normal" officeooo:rsid="00e58711" style:font-style-asian="normal" style:font-weight-asian="normal" style:font-style-complex="normal" style:font-weight-complex="normal"/>
    </style:style>
    <style:style style:name="T160" style:family="text">
      <style:text-properties style:font-name="Times New Roman" fo:font-style="italic" fo:font-weight="normal" officeooo:rsid="00e3de73" style:font-style-asian="italic" style:font-weight-asian="normal" style:font-style-complex="italic" style:font-weight-complex="normal"/>
    </style:style>
    <style:style style:name="T161" style:family="text">
      <style:text-properties style:font-name="Times New Roman" fo:font-style="normal" fo:font-weight="normal" officeooo:rsid="00f92370" style:font-style-asian="normal" style:font-weight-asian="normal" style:font-style-complex="normal" style:font-weight-complex="normal"/>
    </style:style>
    <style:style style:name="T162" style:family="text">
      <style:text-properties style:font-name="Times New Roman" fo:font-style="italic" fo:font-weight="normal" officeooo:rsid="00f92370" style:font-style-asian="italic" style:font-weight-asian="normal" style:font-style-complex="italic" style:font-weight-complex="normal"/>
    </style:style>
    <style:style style:name="T163" style:family="text">
      <style:text-properties style:font-name="Times New Roman" fo:font-style="normal" fo:font-weight="normal" officeooo:rsid="00fa0596" style:font-style-asian="normal" style:font-weight-asian="normal" style:font-style-complex="normal" style:font-weight-complex="normal"/>
    </style:style>
    <style:style style:name="T164" style:family="text">
      <style:text-properties style:font-name="Times New Roman" fo:font-style="italic" fo:font-weight="normal" officeooo:rsid="00fa0596" style:font-style-asian="italic" style:font-weight-asian="normal" style:font-style-complex="italic" style:font-weight-complex="normal"/>
    </style:style>
    <style:style style:name="T165" style:family="text">
      <style:text-properties style:font-name="Times New Roman" fo:font-style="normal" fo:font-weight="normal" officeooo:rsid="00ff4021" style:font-style-asian="normal" style:font-weight-asian="normal" style:font-style-complex="normal" style:font-weight-complex="normal"/>
    </style:style>
    <style:style style:name="T166" style:family="text">
      <style:text-properties style:font-name="Times New Roman" fo:font-style="normal" fo:font-weight="normal" officeooo:rsid="028f0f20" style:font-style-asian="normal" style:font-weight-asian="normal" style:font-style-complex="normal" style:font-weight-complex="normal"/>
    </style:style>
    <style:style style:name="T167" style:family="text">
      <style:text-properties style:font-name="Times New Roman" fo:font-style="italic" fo:font-weight="normal" officeooo:rsid="017d2f9d" style:font-style-asian="italic" style:font-weight-asian="normal" style:font-style-complex="italic" style:font-weight-complex="normal"/>
    </style:style>
    <style:style style:name="T168" style:family="text">
      <style:text-properties style:font-name="Times New Roman" fo:font-style="italic" fo:font-weight="normal" officeooo:rsid="00ff4021" style:font-style-asian="italic" style:font-weight-asian="normal" style:font-style-complex="italic" style:font-weight-complex="normal"/>
    </style:style>
    <style:style style:name="T169" style:family="text">
      <style:text-properties style:font-name="Times New Roman" fo:font-style="italic" fo:font-weight="normal" officeooo:rsid="017dccdd" style:font-style-asian="italic" style:font-weight-asian="normal" style:font-style-complex="italic" style:font-weight-complex="normal"/>
    </style:style>
    <style:style style:name="T170" style:family="text">
      <style:text-properties style:font-name="Times New Roman" fo:font-style="normal" fo:font-weight="normal" officeooo:rsid="01042562" style:font-style-asian="normal" style:font-weight-asian="normal" style:font-style-complex="normal" style:font-weight-complex="normal"/>
    </style:style>
    <style:style style:name="T171" style:family="text">
      <style:text-properties style:font-name="Times New Roman" fo:font-style="normal" fo:font-weight="normal" officeooo:rsid="01809cdd" style:font-style-asian="normal" style:font-weight-asian="normal" style:font-style-complex="normal" style:font-weight-complex="normal"/>
    </style:style>
    <style:style style:name="T172" style:family="text">
      <style:text-properties style:font-name="Times New Roman" fo:font-style="normal" fo:font-weight="normal" officeooo:rsid="0106fdb5" style:font-style-asian="normal" style:font-weight-asian="normal" style:font-style-complex="normal" style:font-weight-complex="normal"/>
    </style:style>
    <style:style style:name="T173" style:family="text">
      <style:text-properties style:font-name="Times New Roman" fo:font-style="normal" fo:font-weight="normal" officeooo:rsid="0107ebb5" style:font-style-asian="normal" style:font-weight-asian="normal" style:font-style-complex="normal" style:font-weight-complex="normal"/>
    </style:style>
    <style:style style:name="T174" style:family="text">
      <style:text-properties style:font-name="Times New Roman" fo:font-style="normal" fo:font-weight="normal" officeooo:rsid="01034897" style:font-style-asian="normal" style:font-weight-asian="normal" style:font-style-complex="normal" style:font-weight-complex="normal"/>
    </style:style>
    <style:style style:name="T175" style:family="text">
      <style:text-properties style:font-name="Times New Roman" fo:font-style="normal" fo:font-weight="normal" officeooo:rsid="0109d623" style:font-style-asian="normal" style:font-weight-asian="normal" style:font-style-complex="normal" style:font-weight-complex="normal"/>
    </style:style>
    <style:style style:name="T176" style:family="text">
      <style:text-properties style:font-name="Times New Roman" fo:font-style="normal" fo:font-weight="normal" officeooo:rsid="01836d9b" style:font-style-asian="normal" style:font-weight-asian="normal" style:font-style-complex="normal" style:font-weight-complex="normal"/>
    </style:style>
    <style:style style:name="T177" style:family="text">
      <style:text-properties style:font-name="Times New Roman" fo:font-style="normal" fo:font-weight="normal" officeooo:rsid="01847128" style:font-style-asian="normal" style:font-weight-asian="normal" style:font-style-complex="normal" style:font-weight-complex="normal"/>
    </style:style>
    <style:style style:name="T178" style:family="text">
      <style:text-properties style:font-name="Times New Roman" fo:font-style="normal" fo:font-weight="normal" officeooo:rsid="010ace58" style:font-style-asian="normal" style:font-weight-asian="normal" style:font-style-complex="normal" style:font-weight-complex="normal"/>
    </style:style>
    <style:style style:name="T179" style:family="text">
      <style:text-properties style:font-name="Times New Roman" fo:font-style="normal" fo:font-weight="normal" officeooo:rsid="01445eb3" style:font-style-asian="normal" style:font-weight-asian="normal" style:font-style-complex="normal" style:font-weight-complex="normal"/>
    </style:style>
    <style:style style:name="T180" style:family="text">
      <style:text-properties style:font-name="Times New Roman" fo:font-style="normal" fo:font-weight="normal" officeooo:rsid="010c1d83" style:font-style-asian="normal" style:font-weight-asian="normal" style:font-style-complex="normal" style:font-weight-complex="normal"/>
    </style:style>
    <style:style style:name="T181" style:family="text">
      <style:text-properties style:font-name="Times New Roman" fo:font-style="normal" fo:font-weight="normal" officeooo:rsid="010e9161" style:font-style-asian="normal" style:font-weight-asian="normal" style:font-style-complex="normal" style:font-weight-complex="normal"/>
    </style:style>
    <style:style style:name="T182" style:family="text">
      <style:text-properties style:font-name="Times New Roman" fo:font-style="normal" fo:font-weight="normal" officeooo:rsid="0111fd09" style:font-style-asian="normal" style:font-weight-asian="normal" style:font-style-complex="normal" style:font-weight-complex="normal"/>
    </style:style>
    <style:style style:name="T183" style:family="text">
      <style:text-properties style:font-name="Times New Roman" fo:font-style="italic" fo:font-weight="normal" officeooo:rsid="010e9161" style:font-style-asian="italic" style:font-weight-asian="normal" style:font-style-complex="italic" style:font-weight-complex="normal"/>
    </style:style>
    <style:style style:name="T184" style:family="text">
      <style:text-properties style:font-name="Times New Roman" fo:font-style="normal" fo:font-weight="normal" officeooo:rsid="01154fae" style:font-style-asian="normal" style:font-weight-asian="normal" style:font-style-complex="normal" style:font-weight-complex="normal"/>
    </style:style>
    <style:style style:name="T185" style:family="text">
      <style:text-properties style:font-name="Times New Roman" fo:font-style="normal" fo:font-weight="normal" officeooo:rsid="01191813" style:font-style-asian="normal" style:font-weight-asian="normal" style:font-style-complex="normal" style:font-weight-complex="normal"/>
    </style:style>
    <style:style style:name="T186" style:family="text">
      <style:text-properties style:font-name="Times New Roman" fo:font-style="normal" fo:font-weight="normal" officeooo:rsid="01199064" style:font-style-asian="normal" style:font-weight-asian="normal" style:font-style-complex="normal" style:font-weight-complex="normal"/>
    </style:style>
    <style:style style:name="T187" style:family="text">
      <style:text-properties style:font-name="Times New Roman" fo:font-style="normal" fo:font-weight="normal" officeooo:rsid="011a1414" style:font-style-asian="normal" style:font-weight-asian="normal" style:font-style-complex="normal" style:font-weight-complex="normal"/>
    </style:style>
    <style:style style:name="T188" style:family="text">
      <style:text-properties style:font-name="Times New Roman" fo:font-style="normal" fo:font-weight="normal" officeooo:rsid="01892559" style:font-style-asian="normal" style:font-weight-asian="normal" style:font-style-complex="normal" style:font-weight-complex="normal"/>
    </style:style>
    <style:style style:name="T189" style:family="text">
      <style:text-properties style:font-name="Times New Roman" fo:font-style="normal" fo:font-weight="normal" officeooo:rsid="01226d8f" style:font-style-asian="normal" style:font-weight-asian="normal" style:font-style-complex="normal" style:font-weight-complex="normal"/>
    </style:style>
    <style:style style:name="T190" style:family="text">
      <style:text-properties style:font-name="Times New Roman" fo:font-style="normal" fo:font-weight="normal" officeooo:rsid="018dde7c" style:font-style-asian="normal" style:font-weight-asian="normal" style:font-style-complex="normal" style:font-weight-complex="normal"/>
    </style:style>
    <style:style style:name="T191" style:family="text">
      <style:text-properties style:font-name="Times New Roman" fo:font-style="normal" fo:font-weight="normal" officeooo:rsid="0122f2b8" style:font-style-asian="normal" style:font-weight-asian="normal" style:font-style-complex="normal" style:font-weight-complex="normal"/>
    </style:style>
    <style:style style:name="T192" style:family="text">
      <style:text-properties style:font-name="Times New Roman" fo:font-style="normal" fo:font-weight="normal" officeooo:rsid="0191707e" style:font-style-asian="normal" style:font-weight-asian="normal" style:font-style-complex="normal" style:font-weight-complex="normal"/>
    </style:style>
    <style:style style:name="T193" style:family="text">
      <style:text-properties style:font-name="Times New Roman" fo:font-style="normal" fo:font-weight="normal" officeooo:rsid="0192e7f6" style:font-style-asian="normal" style:font-weight-asian="normal" style:font-style-complex="normal" style:font-weight-complex="normal"/>
    </style:style>
    <style:style style:name="T194" style:family="text">
      <style:text-properties style:font-name="Times New Roman" fo:font-style="normal" fo:font-weight="normal" officeooo:rsid="014e2328" style:font-style-asian="normal" style:font-weight-asian="normal" style:font-style-complex="normal" style:font-weight-complex="normal"/>
    </style:style>
    <style:style style:name="T195" style:family="text">
      <style:text-properties style:font-name="Times New Roman" fo:font-style="normal" fo:font-weight="normal" officeooo:rsid="01944c76" style:font-style-asian="normal" style:font-weight-asian="normal" style:font-style-complex="normal" style:font-weight-complex="normal"/>
    </style:style>
    <style:style style:name="T196" style:family="text">
      <style:text-properties style:font-name="Times New Roman" fo:font-style="normal" fo:font-weight="normal" officeooo:rsid="012a0e19" style:font-style-asian="normal" style:font-weight-asian="normal" style:font-style-complex="normal" style:font-weight-complex="normal"/>
    </style:style>
    <style:style style:name="T197" style:family="text">
      <style:text-properties style:font-name="Times New Roman" fo:font-style="normal" fo:font-weight="normal" officeooo:rsid="01ae80a0" style:font-style-asian="normal" style:font-weight-asian="normal" style:font-style-complex="normal" style:font-weight-complex="normal"/>
    </style:style>
    <style:style style:name="T198" style:family="text">
      <style:text-properties style:font-name="Times New Roman" fo:font-style="normal" fo:font-weight="normal" officeooo:rsid="01b2c9ac" style:font-style-asian="normal" style:font-weight-asian="normal" style:font-style-complex="normal" style:font-weight-complex="normal"/>
    </style:style>
    <style:style style:name="T199" style:family="text">
      <style:text-properties style:font-name="Times New Roman" fo:font-style="normal" fo:font-weight="normal" officeooo:rsid="0135c749" style:font-style-asian="normal" style:font-weight-asian="normal" style:font-style-complex="normal" style:font-weight-complex="normal"/>
    </style:style>
    <style:style style:name="T200" style:family="text">
      <style:text-properties style:font-name="Times New Roman" fo:font-style="normal" fo:font-weight="normal" officeooo:rsid="01355948" style:font-style-asian="normal" style:font-weight-asian="normal" style:font-style-complex="normal" style:font-weight-complex="normal"/>
    </style:style>
    <style:style style:name="T201" style:family="text">
      <style:text-properties style:font-name="Times New Roman" fo:font-style="normal" fo:font-weight="normal" officeooo:rsid="01b94817" style:font-style-asian="normal" style:font-weight-asian="normal" style:font-style-complex="normal" style:font-weight-complex="normal"/>
    </style:style>
    <style:style style:name="T202" style:family="text">
      <style:text-properties style:font-name="Times New Roman" fo:font-style="normal" fo:font-weight="normal" officeooo:rsid="012a9bdf" style:font-style-asian="normal" style:font-weight-asian="normal" style:font-style-complex="normal" style:font-weight-complex="normal"/>
    </style:style>
    <style:style style:name="T203" style:family="text">
      <style:text-properties style:font-name="Times New Roman" fo:font-style="normal" fo:font-weight="normal" officeooo:rsid="01bf1b4a" style:font-style-asian="normal" style:font-weight-asian="normal" style:font-style-complex="normal" style:font-weight-complex="normal"/>
    </style:style>
    <style:style style:name="T204" style:family="text">
      <style:text-properties style:font-name="Times New Roman" fo:font-style="normal" fo:font-weight="normal" officeooo:rsid="01c40d03" style:font-style-asian="normal" style:font-weight-asian="normal" style:font-style-complex="normal" style:font-weight-complex="normal"/>
    </style:style>
    <style:style style:name="T205" style:family="text">
      <style:text-properties style:font-name="Times New Roman" fo:font-style="normal" fo:font-weight="normal" officeooo:rsid="012f1d14" style:font-style-asian="normal" style:font-weight-asian="normal" style:font-style-complex="normal" style:font-weight-complex="normal"/>
    </style:style>
    <style:style style:name="T206" style:family="text">
      <style:text-properties style:font-name="Times New Roman" fo:font-style="normal" fo:font-weight="normal" officeooo:rsid="0130b7c0" style:font-style-asian="normal" style:font-weight-asian="normal" style:font-style-complex="normal" style:font-weight-complex="normal"/>
    </style:style>
    <style:style style:name="T207" style:family="text">
      <style:text-properties style:font-name="Times New Roman" fo:font-style="normal" fo:font-weight="normal" officeooo:rsid="013255aa" style:font-style-asian="normal" style:font-weight-asian="normal" style:font-style-complex="normal" style:font-weight-complex="normal"/>
    </style:style>
    <style:style style:name="T208" style:family="text">
      <style:text-properties style:font-name="Times New Roman" fo:font-style="normal" fo:font-weight="normal" officeooo:rsid="01d27e34" style:font-style-asian="normal" style:font-weight-asian="normal" style:font-style-complex="normal" style:font-weight-complex="normal"/>
    </style:style>
    <style:style style:name="T209" style:family="text">
      <style:text-properties style:font-name="Times New Roman" fo:font-style="normal" fo:font-weight="normal" officeooo:rsid="01d58264" style:font-style-asian="normal" style:font-weight-asian="normal" style:font-style-complex="normal" style:font-weight-complex="normal"/>
    </style:style>
    <style:style style:name="T210" style:family="text">
      <style:text-properties style:font-name="Times New Roman" fo:font-style="normal" fo:font-weight="normal" officeooo:rsid="01df54df" style:font-style-asian="normal" style:font-weight-asian="normal" style:font-style-complex="normal" style:font-weight-complex="normal"/>
    </style:style>
    <style:style style:name="T211" style:family="text">
      <style:text-properties style:font-name="Times New Roman" fo:font-style="normal" fo:font-weight="normal" officeooo:rsid="01e1b161" style:font-style-asian="normal" style:font-weight-asian="normal" style:font-style-complex="normal" style:font-weight-complex="normal"/>
    </style:style>
    <style:style style:name="T212" style:family="text">
      <style:text-properties style:font-name="Times New Roman" fo:font-style="normal" fo:font-weight="normal" officeooo:rsid="01e360a2" style:font-style-asian="normal" style:font-weight-asian="normal" style:font-style-complex="normal" style:font-weight-complex="normal"/>
    </style:style>
    <style:style style:name="T213" style:family="text">
      <style:text-properties style:font-name="Times New Roman" fo:font-style="normal" fo:font-weight="normal" officeooo:rsid="0131fd1f" style:font-style-asian="normal" style:font-weight-asian="normal" style:font-style-complex="normal" style:font-weight-complex="normal"/>
    </style:style>
    <style:style style:name="T214" style:family="text">
      <style:text-properties style:font-name="Times New Roman" fo:font-style="normal" fo:font-weight="normal" officeooo:rsid="01dbaba1" style:font-style-asian="normal" style:font-weight-asian="normal" style:font-style-complex="normal" style:font-weight-complex="normal"/>
    </style:style>
    <style:style style:name="T215" style:family="text">
      <style:text-properties style:font-name="Times New Roman" fo:font-style="normal" fo:font-weight="normal" officeooo:rsid="0137979e" style:font-style-asian="normal" style:font-weight-asian="normal" style:font-style-complex="normal" style:font-weight-complex="normal"/>
    </style:style>
    <style:style style:name="T216" style:family="text">
      <style:text-properties style:font-name="Times New Roman" fo:font-style="normal" fo:font-weight="normal" officeooo:rsid="0137bc48" style:font-style-asian="normal" style:font-weight-asian="normal" style:font-style-complex="normal" style:font-weight-complex="normal"/>
    </style:style>
    <style:style style:name="T217" style:family="text">
      <style:text-properties style:font-name="Times New Roman" fo:font-style="normal" fo:font-weight="normal" officeooo:rsid="01399101" style:font-style-asian="normal" style:font-weight-asian="normal" style:font-style-complex="normal" style:font-weight-complex="normal"/>
    </style:style>
    <style:style style:name="T218" style:family="text">
      <style:text-properties style:font-name="Times New Roman" fo:font-style="italic" fo:font-weight="normal" officeooo:rsid="0137bc48" style:font-style-asian="italic" style:font-weight-asian="normal" style:font-style-complex="italic" style:font-weight-complex="normal"/>
    </style:style>
    <style:style style:name="T219" style:family="text">
      <style:text-properties style:font-name="Times New Roman" fo:font-style="normal" fo:font-weight="normal" officeooo:rsid="01e952e5" style:font-style-asian="normal" style:font-weight-asian="normal" style:font-style-complex="normal" style:font-weight-complex="normal"/>
    </style:style>
    <style:style style:name="T220" style:family="text">
      <style:text-properties style:font-name="Times New Roman" fo:font-style="normal" fo:font-weight="normal" officeooo:rsid="013a2e6d" style:font-style-asian="normal" style:font-weight-asian="normal" style:font-style-complex="normal" style:font-weight-complex="normal"/>
    </style:style>
    <style:style style:name="T221" style:family="text">
      <style:text-properties style:font-name="Times New Roman" fo:font-style="normal" fo:font-weight="normal" officeooo:rsid="01423e84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ick</text:span><text:span text:style-name="T2">p</text:span><text:span text:style-name="T1">ark</text:span></text:p>
      <text:p text:style-name="P2"><text:span text:style-name="T3">Cost-Effective, </text:span><text:span text:style-name="T4">Self-Hosted</text:span><text:span text:style-name="T3"> </text:span><text:span text:style-name="T5">IoT </text:span><text:span text:style-name="T3">System</text:span> <text:span text:style-name="T6">Conveniently </text:span><text:span text:style-name="T7">Automat</text:span><text:span text:style-name="T8">ing</text:span><text:span text:style-name="T9"> </text:span>Parking <text:span text:style-name="T10">Surveillance</text:span></text:p>
      <text:p text:style-name="P3"/>
      <text:p text:style-name="P4">Saba Fatima (24115lt20<text:span text:style-name="T11">5</text:span>@glbitm.ac.in), <text:s/><text:line-break/>Harshit Didwania (24115lt<text:span text:style-name="T12">20</text:span><text:span text:style-name="T13">9</text:span>@glbitm.ac.in), <text:s/></text:p>
      <text:p text:style-name="P4">Brahvim Bhaktvatsal (24115lt<text:span text:style-name="T14">207</text:span>@glbitm.ac.in), <text:s/></text:p>
      <text:p text:style-name="P5">GL Bajaj Institute of Technology and Management, Greater Noida.</text:p>
      <text:p text:style-name="P6"/>
      <text:p text:style-name="P7"><text:span text:style-name="T15">Abstract. <text:s/></text:span><text:span text:style-name="T16">Managing </text:span><text:span text:style-name="T17">v</text:span><text:span text:style-name="T16">ehicle parking </text:span><text:span text:style-name="T17">areas</text:span><text:span text:style-name="T16"> </text:span><text:span text:style-name="T18">r</text:span><text:span text:style-name="T16">equires significant </text:span><text:span text:style-name="T19">error-free </text:span><text:span text:style-name="T16">human effort, and has historically been a problem picked up only by expensive, proprietary, </text:span><text:span text:style-name="T20">always-</text:span><text:span text:style-name="T16">online solutions. <text:s/>Many small organizations cannot afford such expensive solutions. <text:s/></text:span><text:span text:style-name="T21">T</text:span><text:span text:style-name="T16">rusting remote servers with physical security is a great risk </text:span><text:span text:style-name="T22">even for large organizations</text:span><text:span text:style-name="T16">. <text:s/></text:span><text:span text:style-name="T23">Found</text:span><text:span text:style-name="T24"> </text:span><text:span text:style-name="T25">at the end of </text:span><text:span text:style-name="T26">this chai</text:span><text:span text:style-name="T27">n, </text:span><text:span text:style-name="T26">c</text:span><text:span text:style-name="T16">onsumers </text:span><text:span text:style-name="T28">too, </text:span><text:span text:style-name="T16">face </text:span><text:span text:style-name="T29">issues - e.g. with </text:span><text:span text:style-name="T30">digital </text:span><text:span text:style-name="T16">privacy - when </text:span><text:span text:style-name="T31">exposed to surveillance from </text:span><text:span text:style-name="T32">p</text:span><text:span text:style-name="T16">roprietary software. <text:s/>In this paper, we </text:span><text:span text:style-name="T33">show the development of</text:span><text:span text:style-name="T16"> </text:span><text:span text:style-name="T34">Quickpark</text:span><text:span text:style-name="T16"> - a</text:span><text:span text:style-name="T35">n </text:span><text:span text:style-name="T16">open, libr</text:span><text:span text:style-name="T36">é, </text:span><text:span text:style-name="T37">and </text:span><text:span text:style-name="T38">financially-</text:span><text:span text:style-name="T39">accessible</text:span><text:span text:style-name="T38"> </text:span><text:span text:style-name="T36">solution </text:span><text:span text:style-name="T40">with the ability to o</text:span><text:span text:style-name="T36">ppose said exorbitant expenses, remote reliance, </text:span><text:span text:style-name="T40">and</text:span><text:span text:style-name="T36"> privacy problems. <text:s/>We then discuss </text:span><text:span text:style-name="T41">the development of </text:span><text:span text:style-name="T36">a prototype of </text:span><text:span text:style-name="T42">Quickpark </text:span><text:span text:style-name="T43">Unit</text:span><text:span text:style-name="T42"> </text:span><text:span text:style-name="T44">for a single vehicle. <text:s/>This </text:span><text:span text:style-name="T45">i</text:span><text:span text:style-name="T44">nvolve</text:span><text:span text:style-name="T45">s the </text:span><text:span text:style-name="T46">use of </text:span><text:span text:style-name="T44">Python, OpenCV, MariaDB, and many other well-known open-source, freely-accessible technologies. <text:s/></text:span><text:span text:style-name="T47">V</text:span><text:span text:style-name="T44">ehicle-detection mechanisms via weight and vision </text:span><text:span text:style-name="T47">shall be explained</text:span><text:span text:style-name="T44">, </text:span><text:span text:style-name="T48">as well as </text:span><text:span text:style-name="T49">the use of computer vision to parse vehicle</text:span><text:span text:style-name="T44"> ID, </text:span><text:span text:style-name="T50">and </text:span><text:span text:style-name="T51">optimize </text:span><text:span text:style-name="T52">the </text:span><text:span text:style-name="T53">Quickpark </text:span><text:span text:style-name="T54">U</text:span><text:span text:style-name="T55">nit’s</text:span><text:span text:style-name="T52"> </text:span><text:span text:style-name="T44">power usage. <text:s/>Finally, we show the network </text:span><text:span text:style-name="T56">architecture</text:span><text:span text:style-name="T44"> </text:span><text:span text:style-name="T57">and </text:span><text:span text:style-name="T44">server-side setup</text:span><text:span text:style-name="T58">s</text:span><text:span text:style-name="T44">, which </text:span><text:span text:style-name="T59">ai</text:span><text:span text:style-name="T60">m </text:span><text:span text:style-name="T59">to </text:span><text:span text:style-name="T44">be </text:span><text:span text:style-name="T61">hosted on security </text:span><text:span text:style-name="T62">infrastructure</text:span><text:span text:style-name="T61"> </text:span><text:span text:style-name="T63">owned</text:span><text:span text:style-name="T44"> by the organization aiming to integrate </text:span><text:span text:style-name="T42">Quickpark</text:span><text:span text:style-name="T44">. <text:s/></text:span></text:p>
      <text:p text:style-name="P8"/>
      <text:p text:style-name="P8"/>
      <text:p text:style-name="P9"><text:span text:style-name="T64">Terminology.</text:span><text:span text:style-name="T65"> <text:s/></text:span><text:span text:style-name="T66">We have </text:span><text:span text:style-name="T67">used under freedom, </text:span><text:span text:style-name="T68">common terms used in software development and management that are </text:span><text:span text:style-name="T69">usually </text:span><text:span text:style-name="T68">not of a </text:span><text:span text:style-name="T70">well-defined</text:span><text:span text:style-name="T68"> nature. </text:span><text:span text:style-name="T71">To provide </text:span><text:span text:style-name="T72">well-</text:span><text:span text:style-name="T73">targeted interpretations, as well as </text:span><text:span text:style-name="T74">clarity on any statements that </text:span><text:span text:style-name="T75">may not appear well-defined, we have created the following glossary containing definitions to ensure </text:span><text:span text:style-name="T76">a clear understanding </text:span><text:span text:style-name="T77">of the </text:span><text:span text:style-name="T76">point </text:span><text:span text:style-name="T78">any seemin</text:span><text:span text:style-name="T79">g</text:span><text:span text:style-name="T78">ly-ambiguous </text:span><text:span text:style-name="T76">statements </text:span><text:span text:style-name="T80">may make</text:span><text:span text:style-name="T76">. <text:s/></text:span></text:p>
      <text:p text:style-name="P10"/>
      <text:p text:style-name="P11"/>
      <text:list text:style-name="L1">
        <text:list-item>
          <text:p text:style-name="P12"><text:span text:style-name="T81">Implementation</text:span>.<text:line-break/> <text:s text:c="29"/><text:span text:style-name="T82">T</text:span><text:span text:style-name="T83">asks associated with development </text:span><text:span text:style-name="T84">contribut</text:span><text:span text:style-name="T85">e </text:span><text:span text:style-name="T84">to </text:span><text:span text:style-name="T86">Implementation</text:span><text:span text:style-name="T84">, </text:span><text:span text:style-name="T87">which </text:span><text:span text:style-name="T88">is the physical or digital </text:span><text:span text:style-name="T89">entity </text:span><text:span text:style-name="T90">that we name, </text:span><text:span text:style-name="T88">the </text:span><text:span text:style-name="T91">Quickpark</text:span><text:span text:style-name="T88"> system. <text:s/></text:span></text:p>
          <text:p text:style-name="P13"/>
        </text:list-item>
        <text:list-item>
          <text:p text:style-name="P14">Iteration.<text:line-break/> <text:s text:c="29"/><text:span text:style-name="T92">Performing </text:span><text:span text:style-name="T93">the steps of</text:span><text:span text:style-name="T94"> </text:span><text:span text:style-name="T95">a</text:span><text:span text:style-name="T94"> software development model </text:span><text:span text:style-name="T96">once. <text:s/></text:span></text:p>
          <text:p text:style-name="P15"/>
        </text:list-item>
        <text:list-item>
          <text:p text:style-name="P14"><text:span text:style-name="T97">Polish</text:span>.<text:line-break/> <text:s text:c="29"/><text:span text:style-name="T98">Small tweaks</text:span><text:span text:style-name="T97"> made to the </text:span><text:span text:style-name="T99">I</text:span><text:span text:style-name="T97">mplementation, usually made in an Iteration following the one in which a feature was added. <text:s/></text:span></text:p>
        </text:list-item>
      </text:list>
      <text:p text:style-name="P11"/>
      <text:list text:continue-numbering="true" text:style-name="L1">
        <text:list-item>
          <text:p text:style-name="P14">Productivity.<text:line-break/> <text:s text:c="29"/><text:span text:style-name="T100">An Iteration that provides a larger number of features that were part of the final Implementation are considered </text:span><text:span text:style-name="T101">to be of</text:span><text:span text:style-name="T102"> higher Productivity</text:span><text:span text:style-name="T100">. <text:s/></text:span></text:p>
        </text:list-item>
      </text:list>
      <text:p text:style-name="P16"/>
      <text:p text:style-name="P16"/>
      <text:p text:style-name="P17">Synopsis.<text:span text:style-name="T103"> <text:s/></text:span><text:span text:style-name="T104">Our</text:span><text:span text:style-name="T105"> research aims </text:span><text:span text:style-name="T106">to develop </text:span><text:span text:style-name="T107">software </text:span><text:span text:style-name="T108">for </text:span><text:span text:style-name="T109">physical </text:span><text:span text:style-name="T108">systems</text:span><text:span text:style-name="T106"> - an IoT system, </text:span><text:span text:style-name="T110">named </text:span><text:span text:style-name="T106">“Quickpark” - </text:span><text:span text:style-name="T111">the aim of which is to filter footage from parking-lot cameras to provide useful services </text:span><text:span text:style-name="T112">via </text:span><text:span text:style-name="T111">the use of well-established database </text:span><text:span text:style-name="T113">and </text:span><text:span text:style-name="T114">c</text:span><text:span text:style-name="T111">omputer-vision technologies to </text:span><text:span text:style-name="T115">provide convenience</text:span><text:span text:style-name="T116">s </text:span><text:span text:style-name="T117">such as </text:span><text:span text:style-name="T118">parking lot surveillance, tracking of vehicles </text:span><text:soft-page-break/><text:span text:style-name="T118">entering and leaving the </text:span><text:span text:style-name="T119">area, </text:span><text:span text:style-name="T120">provision of a human-searchable database of </text:span><text:span text:style-name="T121">vehicle license numbers found on each vehicle, </text:span><text:span text:style-name="T122">as well as </text:span><text:span text:style-name="T123">the provision of live-feed footage of said area through a mobile app, </text:span><text:span text:style-name="T124">all in a system that is physically present </text:span><text:span text:style-name="T125">on-site</text:span><text:span text:style-name="T124">, for security personnel, </text:span><text:span text:style-name="T126">for them </text:span><text:span text:style-name="T127">to </text:span><text:span text:style-name="T124">able to host </text:span><text:span text:style-name="T128">the software</text:span><text:span text:style-name="T124"> themselves, </text:span><text:span text:style-name="T129">without the need for cloud-</text:span><text:span text:style-name="T130">hosting</text:span><text:span text:style-name="T129"> services. <text:s/></text:span></text:p>
      <text:p text:style-name="P18"/>
      <text:p text:style-name="P19"><text:s text:c="18"/>We aim to develop a system that is freely available to <text:span text:style-name="T131">enterprise and businesses </text:span><text:span text:style-name="T132">that </text:span><text:span text:style-name="T133">wish to </text:span><text:span text:style-name="T134">obtain complete access to </text:span><text:span text:style-name="T132">their own security </text:span><text:span text:style-name="T135">infrastructure, </text:span><text:span text:style-name="T134">that they maintain themselves and can fully rely on and benefit from. </text:span><text:span text:style-name="T136">For programming, the system utilizes the Python programming language, and makes use of freely-available, open-source technologies such as OpenCV for computer-vision algorithms used for image-filtering, </text:span><text:span text:style-name="T137">and MariaDB, </text:span><text:span text:style-name="T138">both of which make it highly convenient to modify the system to an enterprise’s needs, as well as set-up the system for any premises </text:span><text:span text:style-name="T139">with relative ease, </text:span><text:span text:style-name="T140">on nearly any computer, and any operating system,</text:span><text:span text:style-name="T139"> compared to proprietary, cloud-hosted solutions. <text:s/></text:span></text:p>
      <text:p text:style-name="P19"/>
      <text:p text:style-name="P20"><text:span text:style-name="T141"><text:s text:c="18"/></text:span><text:span text:style-name="T142">As for our methodology, </text:span><text:span text:style-name="T143">we have followed the “Spiral” software development model, </text:span><text:span text:style-name="T144">interspersed with </text:span><text:span text:style-name="T145">bursts of </text:span><text:span text:style-name="T146">the </text:span><text:span text:style-name="T144">R</text:span><text:span text:style-name="T145">AD (Rapid Application Development) </text:span><text:span text:style-name="T144">model. <text:s/></text:span><text:span text:style-name="T147">Our focus has been on providing a minimalist solution that aims to have completed basic requirements for the provision of conveniences, </text:span><text:span text:style-name="T148">with a large focus on the system’s independence from proprietary </text:span><text:span text:style-name="T149">or otherwise inconvenient or </text:span><text:span text:style-name="T150">inaccessible, unfriendly</text:span><text:span text:style-name="T148"> solutions. </text:span><text:span text:style-name="T151">Feedback loops have </text:span><text:span text:style-name="T152">majorly</text:span><text:span text:style-name="T151"> contributed towards the </text:span><text:span text:style-name="T153">minimalist nature of the project. </text:span><text:span text:style-name="T154">It aims to </text:span><text:span text:style-name="T155">first and foremost, </text:span><text:span text:style-name="T154">deliver features in a working state, expecting </text:span><text:span text:style-name="T156">to later perform </text:span><text:span text:style-name="T154">RAD sprints and/or Spiral traversals </text:span><text:span text:style-name="T157">such </text:span><text:span text:style-name="T154">that the project </text:span><text:span text:style-name="T158">be delivered to consumers </text:span><text:span text:style-name="T159">in a user-friendly state</text:span><text:span text:style-name="T154">. <text:s/></text:span></text:p>
      <text:p text:style-name="P21"/>
      <text:p text:style-name="P22"><text:span text:style-name="T141"><text:s text:c="18"/></text:span><text:span text:style-name="T154">Relied-on and popular methodologies such as </text:span><text:span text:style-name="T160">Kanban</text:span><text:span text:style-name="T154"> were utilized over the paper medium. </text:span><text:span text:style-name="T161">Iterations of the Spiral model were made </text:span><text:span text:style-name="T162">weekly</text:span><text:span text:style-name="T161">, or </text:span><text:span text:style-name="T162">bi-weekly</text:span><text:span text:style-name="T161">, and it was possible to observe the </text:span><text:span text:style-name="T163">tendency for student projects similar to </text:span><text:span text:style-name="T164">Quickpark</text:span><text:span text:style-name="T163"> to be based on such a model with a similar interval for Iterations. </text:span><text:span text:style-name="T165">Meetings focused mostly on assigning the team </text:span><text:span text:style-name="T166">t</text:span><text:span text:style-name="T165">asks such as </text:span><text:span text:style-name="T167">P</text:span><text:span text:style-name="T168">olish, </text:span><text:span text:style-name="T169">R</text:span><text:span text:style-name="T168">esearch, </text:span><text:span text:style-name="T169">P</text:span><text:span text:style-name="T168">lanning, </text:span><text:span text:style-name="T169">I</text:span><text:span text:style-name="T168">mplementation,</text:span><text:span text:style-name="T165"> and others. It can be observed that the </text:span><text:span text:style-name="T170">development </text:span><text:span text:style-name="T171">W</text:span><text:span text:style-name="T165">orkflow </text:span><text:span text:style-name="T172">of such projects is </text:span><text:span text:style-name="T165">highly parallelized and </text:span><text:span text:style-name="T173">usually </text:span><text:span text:style-name="T174">not of a linear nature. </text:span><text:span text:style-name="T175">Phases such as </text:span><text:span text:style-name="T176">P</text:span><text:span text:style-name="T175">olish and </text:span><text:span text:style-name="T177">P</text:span><text:span text:style-name="T175">lanning may often occupy Spirals at any Iteration, and do not </text:span><text:span text:style-name="T178">take part in certain phases of the Spiral’s traversal. <text:s/></text:span></text:p>
      <text:p text:style-name="P23"/>
      <text:p text:style-name="P24"><text:span text:style-name="T141"><text:s text:c="18"/></text:span><text:span text:style-name="T178">It is also interesting to note that the </text:span><text:span text:style-name="T179">Iteration of the Spiral model in a student project</text:span><text:span text:style-name="T180"> </text:span><text:span text:style-name="T179">is </text:span><text:span text:style-name="T180">also not </text:span><text:span text:style-name="T181">of a highly productive or predictable nature. </text:span><text:span text:style-name="T182">Iterations of the Spiral model as well as its phases, under s</text:span><text:span text:style-name="T181">tudent projects, not only do not fit into </text:span><text:span text:style-name="T183">briefly-definable classes</text:span><text:span text:style-name="T181">, but also </text:span><text:span text:style-name="T184">seem to </text:span><text:span text:style-name="T185">use Iterations of the Spiral model </text:span><text:span text:style-name="T186">on discussions and improvements, the results of which usually do not make it </text:span><text:span text:style-name="T187">to the final </text:span><text:span text:style-name="T188">I</text:span><text:span text:style-name="T187">mplementation. </text:span><text:span text:style-name="T189">It was also observed that some </text:span><text:span text:style-name="T190">I</text:span><text:span text:style-name="T189">terations of the Spiral </text:span><text:span text:style-name="T191">attempted to change the </text:span><text:span text:style-name="T192">I</text:span><text:span text:style-name="T191">mplementation plan, and/or introduce changes into </text:span><text:span text:style-name="T193">W</text:span><text:span text:style-name="T191">orkflow</text:span><text:span text:style-name="T194">s</text:span><text:span text:style-name="T191"> that were less productive than simpler </text:span><text:span text:style-name="T195">W</text:span><text:span text:style-name="T191">orkflows that were in use before the introduction of novel ones. </text:span><text:span text:style-name="T196">It can be observed that such Iterations introduce </text:span><text:span text:style-name="T197">U</text:span><text:span text:style-name="T196">nproductivity into not only the Iteration itself, but also </text:span><text:span text:style-name="T198">some </text:span><text:span text:style-name="T196">upcoming Iterations. <text:s/><text:line-break/><text:line-break/></text:span><text:span text:style-name="T141"> <text:s text:c="17"/></text:span><text:span text:style-name="T199">W</text:span><text:span text:style-name="T196">e </text:span><text:span text:style-name="T200">may say </text:span><text:span text:style-name="T196">that such gaps in </text:span><text:span text:style-name="T201">P</text:span><text:span text:style-name="T196">roductivity can be predicted even in the majorly-</text:span><text:span text:style-name="T202">unbalanced </text:span><text:span text:style-name="T196">system that </text:span><text:span text:style-name="T203">are the </text:span><text:span text:style-name="T204">I</text:span><text:span text:style-name="T203">terations </text:span><text:span text:style-name="T196">of the Spiral model for student research projects. </text:span><text:span text:style-name="T205">However, we also observe, that the inclusion of the </text:span><text:span text:style-name="T206">RAD development model, and sprints provided by it, have majorly contributed to progress </text:span><text:span text:style-name="T207">on </text:span><text:span text:style-name="T208">I</text:span><text:span text:style-name="T207">mplementation - </text:span><text:span text:style-name="T209">such that </text:span><text:span text:style-name="T210">progress thus made</text:span><text:span text:style-name="T206"> has been able to move </text:span><text:span text:style-name="T211">results from itself</text:span><text:span text:style-name="T206"> into </text:span><text:span text:style-name="T212">P</text:span><text:span text:style-name="T213">rototypes and </text:span><text:span text:style-name="T206">the final </text:span><text:span text:style-name="T214">I</text:span><text:span text:style-name="T206">mplementation. </text:span><text:span text:style-name="T200">Thus we </text:span><text:span text:style-name="T215">may conclude that the use of the </text:span><text:span text:style-name="T216">Spiral and RAD models is the primary mode of development for students’ </text:span><text:span text:style-name="T217">software development </text:span><text:span text:style-name="T216">projects, typically </text:span><text:soft-page-break/><text:span text:style-name="T216">following a </text:span><text:span text:style-name="T218">weekly</text:span><text:span text:style-name="T216">, </text:span><text:span text:style-name="T218">bi-weekly</text:span><text:span text:style-name="T216">, or in </text:span><text:span text:style-name="T219">rare</text:span><text:span text:style-name="T216"> cases, </text:span><text:span text:style-name="T218">monthly</text:span><text:span text:style-name="T216"> </text:span><text:span text:style-name="T220">interval for the completion of </text:span><text:span text:style-name="T221">Iterations of the Spiral mode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1:42:45.847095455</meta:creation-date>
    <meta:generator>LibreOffice/25.2.3.2$Linux_X86_64 LibreOffice_project/520$Build-2</meta:generator>
    <dc:date>2025-11-13T00:31:23.826791332</dc:date>
    <meta:editing-duration>PT2H47M46S</meta:editing-duration>
    <meta:editing-cycles>398</meta:editing-cycles>
    <meta:document-statistic meta:table-count="0" meta:image-count="0" meta:object-count="0" meta:page-count="3" meta:paragraph-count="18" meta:word-count="1032" meta:character-count="7058" meta:non-whitespace-character-count="5797"/>
  </office:meta>
</office:document-meta>
</file>